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7.221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2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1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.622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.601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07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351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25cm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2.75cm"/>
      <style:paragraph-properties style:writing-mode="lr-tb"/>
    </style:style>
    <style:style style:name="gr2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0.75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2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-color="#dddddd" draw:opacity="40%"/>
      <style:paragraph-properties fo:text-align="center"/>
    </style:style>
    <style:style style:name="P5" style:family="paragraph">
      <loext:graphic-properties draw:fill="none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loext:graphic-properties draw:fill="none" draw:fill-color="#729fcf"/>
      <style:paragraph-properties fo:text-align="end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opacity="0%"/>
      <style:paragraph-properties fo:text-align="start" style:writing-mode="lr-tb"/>
    </style:style>
    <style:style style:name="P14" style:family="paragraph">
      <loext:graphic-properties draw:fill="none" draw:fill-color="#729fcf"/>
      <style:paragraph-properties fo:text-align="start" style:writing-mode="lr-tb"/>
    </style:style>
    <style:style style:name="T1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35cm" svg:y1="0.6cm" svg:x2="8.3cm" svg:y2="0.6cm">
          <text:p/>
        </draw:line>
        <draw:custom-shape draw:style-name="gr2" draw:text-style-name="P3" draw:layer="layout" svg:width="7.801cm" svg:height="4cm" draw:transform="skewX (-0.00122173047639603) translate (8.797cm 0.1cm)">
          <text:p text:style-name="P2">AD8367 amp (RMS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7.1cm" svg:y1="3.1cm" svg:x2="8.3cm" svg:y2="3.1cm">
          <text:p/>
        </draw:line>
        <draw:line draw:style-name="gr4" draw:text-style-name="P1" draw:layer="layout" svg:x1="9.6cm" svg:y1="0.6cm" svg:x2="8.3cm" svg:y2="0.6cm">
          <text:p/>
        </draw:line>
        <draw:custom-shape draw:style-name="gr5" draw:text-style-name="P4" draw:layer="layout" svg:width="0.5cm" svg:height="1.5cm" draw:transform="rotate (1.5707963267949) translate (6.6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6.35cm" svg:y1="3.1cm" svg:x2="6.7cm" svg:y2="3.1cm">
          <text:p/>
        </draw:line>
        <draw:line draw:style-name="gr6" draw:text-style-name="P1" draw:layer="layout" svg:x1="6.7cm" svg:y1="3.1cm" svg:x2="6.7cm" svg:y2="0.85cm">
          <text:p/>
        </draw:line>
        <draw:line draw:style-name="gr6" draw:text-style-name="P1" draw:layer="layout" svg:x1="8cm" svg:y1="3.1cm" svg:x2="8cm" svg:y2="0.85cm">
          <text:p/>
        </draw:line>
        <draw:line draw:style-name="gr6" draw:text-style-name="P1" draw:layer="layout" svg:x1="8cm" svg:y1="3.1cm" svg:x2="8.3cm" svg:y2="3.1cm">
          <text:p/>
        </draw:line>
        <draw:custom-shape draw:style-name="gr7" draw:text-style-name="P5" draw:layer="layout" svg:width="1.75cm" svg:height="0.5cm" draw:transform="rotate (1.5707963267949) translate (11.05cm 2.6cm)">
          <text:p text:style-name="P2"><text:span text:style-name="T1">200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6cm" svg:y1="0.294cm" svg:x2="9.6cm" svg:y2="0.917cm">
          <text:p/>
        </draw:line>
        <draw:line draw:style-name="gr8" draw:text-style-name="P1" draw:layer="layout" svg:x1="9.85cm" svg:y1="0.294cm" svg:x2="9.85cm" svg:y2="0.917cm">
          <text:p/>
        </draw:line>
        <draw:custom-shape draw:style-name="gr9" draw:text-style-name="P5" draw:layer="layout" svg:width="2.25cm" svg:height="0.75cm" svg:x="8.7cm" svg:y="0.85cm">
          <text:p text:style-name="P2"><text:span text:style-name="T2">47uF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6cm" svg:y1="0.6cm" svg:x2="17.1cm" svg:y2="0.6cm">
          <text:p/>
        </draw:line>
        <draw:line draw:style-name="gr6" draw:text-style-name="P1" draw:layer="layout" svg:x1="9.85cm" svg:y1="0.6cm" svg:x2="10.75cm" svg:y2="0.6cm">
          <text:p/>
        </draw:line>
        <draw:custom-shape draw:style-name="gr10" draw:text-style-name="P5" draw:layer="layout" svg:width="2cm" svg:height="0.75cm" svg:x="6.35cm" svg:y="0.85cm">
          <text:p text:style-name="P2"><text:span text:style-name="T2">75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1cm" svg:y1="2.85cm" svg:x2="11.1cm" svg:y2="0.35cm">
          <text:p/>
        </draw:line>
        <draw:line draw:style-name="gr6" draw:text-style-name="P1" draw:layer="layout" svg:x1="12.6cm" svg:y1="1.6cm" svg:x2="11.1cm" svg:y2="0.35cm">
          <text:p/>
        </draw:line>
        <draw:line draw:style-name="gr6" draw:text-style-name="P1" draw:layer="layout" svg:x1="12.6cm" svg:y1="1.6cm" svg:x2="11.1cm" svg:y2="2.85cm">
          <text:p/>
        </draw:line>
        <draw:line draw:style-name="gr6" draw:text-style-name="P1" draw:layer="layout" svg:x1="10.75cm" svg:y1="1.1cm" svg:x2="10.75cm" svg:y2="0.6cm">
          <text:p/>
        </draw:line>
        <draw:line draw:style-name="gr6" draw:text-style-name="P1" draw:layer="layout" svg:x1="10.75cm" svg:y1="1.1cm" svg:x2="11.674cm" svg:y2="1.1cm">
          <text:p/>
        </draw:line>
        <draw:line draw:style-name="gr6" draw:text-style-name="P1" draw:layer="layout" svg:x1="12.6cm" svg:y1="1.6cm" svg:x2="13.05cm" svg:y2="1.6cm">
          <text:p/>
        </draw:line>
        <draw:line draw:style-name="gr6" draw:text-style-name="P1" draw:layer="layout" svg:x1="13.05cm" svg:y1="1.6cm" svg:x2="13.05cm" svg:y2="0.6cm">
          <text:p/>
        </draw:line>
        <draw:line draw:style-name="gr8" draw:text-style-name="P1" draw:layer="layout" svg:x1="15.35cm" svg:y1="0.294cm" svg:x2="15.35cm" svg:y2="0.917cm">
          <text:p/>
        </draw:line>
        <draw:line draw:style-name="gr8" draw:text-style-name="P1" draw:layer="layout" svg:x1="15.6cm" svg:y1="0.294cm" svg:x2="15.6cm" svg:y2="0.917cm">
          <text:p/>
        </draw:line>
        <draw:custom-shape draw:style-name="gr9" draw:text-style-name="P5" draw:layer="layout" svg:width="2.25cm" svg:height="0.75cm" svg:x="14.45cm" svg:y="0.85cm">
          <text:p text:style-name="P2"><text:span text:style-name="T2">47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05cm" svg:y1="0.6cm" svg:x2="13.35cm" svg:y2="0.6cm">
          <text:p/>
        </draw:line>
        <draw:custom-shape draw:style-name="gr11" draw:text-style-name="P6" draw:layer="layout" svg:width="0.25cm" svg:height="0.75cm" svg:x="11.55cm" svg:y="1.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78cm" svg:y1="1.35cm" svg:x2="11.674cm" svg:y2="1.102cm">
          <text:p/>
        </draw:line>
        <draw:line draw:style-name="gr12" draw:text-style-name="P1" draw:layer="layout" svg:x1="11.689cm" svg:y1="3.219cm" svg:x2="11.672cm" svg:y2="2.092cm">
          <text:p/>
        </draw:line>
        <draw:custom-shape draw:style-name="gr13" draw:text-style-name="P5" draw:layer="layout" svg:width="1.122cm" svg:height="0.351cm" svg:x="24.753cm" svg:y="1.503cm">
          <text:p text:style-name="P2"><text:span text:style-name="T1">145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101cm" svg:height="0.75cm" svg:x="12.2cm" svg:y="1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1.25cm" draw:transform="rotate (1.5707963267949) translate (13.35cm 0.8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5cm" svg:height="0.75cm" svg:x="13.2cm" svg:y="0.85cm">
          <text:p text:style-name="P2"><text:span text:style-name="T2">0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6cm" svg:y1="0.6cm" svg:x2="15.35cm" svg:y2="0.6cm">
          <text:p/>
        </draw:line>
        <draw:line draw:style-name="gr1" draw:text-style-name="P1" draw:layer="layout" svg:x1="17.1cm" svg:y1="0.6cm" svg:x2="19.05cm" svg:y2="0.6cm">
          <text:p/>
        </draw:line>
        <draw:custom-shape draw:style-name="gr5" draw:text-style-name="P4" draw:layer="layout" svg:width="0.5cm" svg:height="1.5cm" draw:transform="rotate (1.5707963267949) translate (17.35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7.1cm" svg:y1="3.1cm" svg:x2="17.45cm" svg:y2="3.1cm">
          <text:p/>
        </draw:line>
        <draw:line draw:style-name="gr6" draw:text-style-name="P1" draw:layer="layout" svg:x1="17.45cm" svg:y1="3.1cm" svg:x2="17.45cm" svg:y2="0.85cm">
          <text:p/>
        </draw:line>
        <draw:line draw:style-name="gr6" draw:text-style-name="P1" draw:layer="layout" svg:x1="18.75cm" svg:y1="3.1cm" svg:x2="18.75cm" svg:y2="0.85cm">
          <text:p/>
        </draw:line>
        <draw:line draw:style-name="gr6" draw:text-style-name="P1" draw:layer="layout" svg:x1="18.75cm" svg:y1="3.1cm" svg:x2="18.95cm" svg:y2="3.1cm">
          <text:p/>
        </draw:line>
        <draw:custom-shape draw:style-name="gr10" draw:text-style-name="P5" draw:layer="layout" svg:width="2cm" svg:height="0.75cm" svg:x="17.1cm" svg:y="0.85cm">
          <text:p text:style-name="P2"><text:span text:style-name="T2">75Ω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51cm" svg:height="4cm" draw:transform="skewX (-0.00122173047639603) translate (19.447cm 0.1cm)">
          <text:p text:style-name="P2">CX card (40 MHz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5.1cm" svg:y1="3.1cm" svg:x2="18.95cm" svg:y2="3.1cm">
          <text:p/>
        </draw:line>
        <draw:line draw:style-name="gr4" draw:text-style-name="P1" draw:layer="layout" svg:x1="20.85cm" svg:y1="0.6cm" svg:x2="18.95cm" svg:y2="0.6cm">
          <text:p/>
        </draw:line>
        <draw:custom-shape draw:style-name="gr18" draw:text-style-name="P5" draw:layer="layout" svg:width="1.851cm" svg:height="0.75cm" svg:x="19.199cm" svg:y="0.7cm">
          <text:p text:style-name="P2"><text:span text:style-name="T1">vmux 1 (RCA)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1.25cm" draw:transform="rotate (1.5707963267949) translate (20.85cm 0.8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75cm" svg:height="0.75cm" svg:x="20.6cm" svg:y="0.85cm">
          <text:p text:style-name="P2"><text:span text:style-name="T2">50Ω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1.25cm" svg:x="22.9cm" svg:y="1.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25cm" svg:height="1.3cm" svg:x="19.25cm" svg:y="1.8cm">
          <text:p text:style-name="P7"><text:span text:style-name="T2">2 x 330Ω</text:span></text:p>
          <text:p text:style-name="P8"><text:span text:style-name="T3">=165</text:span><text:span text:style-name="T2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4.25cm" svg:y1="0.294cm" svg:x2="24.25cm" svg:y2="0.917cm">
          <text:p/>
        </draw:line>
        <draw:line draw:style-name="gr8" draw:text-style-name="P1" draw:layer="layout" svg:x1="24.5cm" svg:y1="0.294cm" svg:x2="24.5cm" svg:y2="0.917cm">
          <text:p/>
        </draw:line>
        <draw:custom-shape draw:style-name="gr9" draw:text-style-name="P5" draw:layer="layout" svg:width="2.25cm" svg:height="0.75cm" svg:x="23.35cm" svg:y="0.85cm">
          <text:p text:style-name="P2"><text:span text:style-name="T2">47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1cm" svg:y1="0.6cm" svg:x2="24.25cm" svg:y2="0.6cm">
          <text:p/>
        </draw:line>
        <draw:custom-shape draw:style-name="gr15" draw:text-style-name="P6" draw:layer="layout" svg:width="0.5cm" svg:height="1.25cm" svg:x="22.3cm" svg:y="1.55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2.55cm" svg:y1="3.224cm" svg:x2="22.55cm" svg:y2="2.8cm">
          <text:p/>
        </draw:line>
        <draw:line draw:style-name="gr12" draw:text-style-name="P1" draw:layer="layout" svg:x1="22.55cm" svg:y1="0.494cm" svg:x2="22.55cm" svg:y2="1.55cm">
          <text:p/>
        </draw:line>
        <draw:line draw:style-name="gr12" draw:text-style-name="P1" draw:layer="layout" svg:x1="23.15cm" svg:y1="0.503cm" svg:x2="23.15cm" svg:y2="1.55cm">
          <text:p/>
        </draw:line>
        <draw:custom-shape draw:style-name="gr21" draw:text-style-name="P5" draw:layer="layout" svg:width="1.25cm" svg:height="0.5cm" svg:x="20.85cm" svg:y="0.35cm">
          <text:p text:style-name="P2"><text:span text:style-name="T1">L8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25cm" svg:height="0.5cm" draw:transform="rotate (1.5707963267949) translate (22.303cm 2.8cm)">
          <text:p text:style-name="P2"><text:span text:style-name="T1">R24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25cm" svg:height="0.5cm" draw:transform="rotate (1.5707963267949) translate (22.903cm 2.8cm)">
          <text:p text:style-name="P10"><text:span text:style-name="T1">R2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5cm" svg:y1="0.6cm" svg:x2="25.65cm" svg:y2="0.6cm">
          <text:p/>
        </draw:line>
        <draw:custom-shape draw:style-name="gr22" draw:text-style-name="P5" draw:layer="layout" svg:width="1.25cm" svg:height="0.4cm" svg:x="23.2cm" svg:y="0.2cm">
          <text:p text:style-name="P2"><text:span text:style-name="T1">C53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5cm" svg:height="1cm" svg:x="24.35cm" svg:y="1.8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5.65cm" svg:y1="0.6cm" svg:x2="25.65cm" svg:y2="1.85cm">
          <text:p/>
        </draw:line>
        <draw:custom-shape draw:style-name="gr19" draw:text-style-name="P5" draw:layer="layout" svg:width="1.75cm" svg:height="0.75cm" svg:x="24.25cm" svg:y="1.95cm">
          <text:p text:style-name="P2"><text:span text:style-name="T1">CX2xx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0.25cm" svg:height="0.75cm" svg:x="10.85cm" svg:y="0.5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3.15cm" svg:y1="3.215cm" svg:x2="23.15cm" svg:y2="2.791cm">
          <text:p/>
        </draw:line>
        <draw:line draw:style-name="gr8" draw:text-style-name="P1" draw:layer="layout" svg:x1="25.1cm" svg:y1="3.1cm" svg:x2="25.1cm" svg:y2="2.85cm">
          <text:p/>
        </draw:line>
        <draw:custom-shape draw:style-name="gr25" draw:text-style-name="P13" draw:layer="layout" svg:width="4.5cm" svg:height="4cm" draw:transform="skewX (-0.00122173047639603) translate (0.128cm 0.1cm)">
          <text:p text:style-name="P12">VCR</text:p>
          <text:p text:style-name="P12">RF</text:p>
          <text:p text:style-name="P1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.38cm" svg:y1="0.6cm" svg:x2="3.88cm" svg:y2="0.6cm">
          <text:p/>
        </draw:line>
        <draw:custom-shape draw:style-name="gr15" draw:text-style-name="P6" draw:layer="layout" svg:width="0.5cm" svg:height="1.25cm" svg:x="2.08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33cm" svg:y1="0.477cm" svg:x2="2.33cm" svg:y2="1.6cm">
          <text:p/>
        </draw:line>
        <draw:line draw:style-name="gr6" draw:text-style-name="P1" draw:layer="layout" svg:x1="2.33cm" svg:y1="2.85cm" svg:x2="2.33cm" svg:y2="3.6cm">
          <text:p/>
        </draw:line>
        <draw:line draw:style-name="gr6" draw:text-style-name="P1" draw:layer="layout" svg:x1="1.956cm" svg:y1="3.596cm" svg:x2="2.706cm" svg:y2="3.596cm">
          <text:p/>
        </draw:line>
        <draw:line draw:style-name="gr6" draw:text-style-name="P1" draw:layer="layout" svg:x1="2.106cm" svg:y1="3.746cm" svg:x2="2.606cm" svg:y2="3.746cm">
          <text:p/>
        </draw:line>
        <draw:custom-shape draw:style-name="gr27" draw:text-style-name="P14" draw:layer="layout" svg:width="2.441cm" svg:height="1.244cm" svg:x="2.389cm" svg:y="1.756cm">
          <text:p text:style-name="P12">R<text:span text:style-name="T4">VCR </text:span><text:span text:style-name="T5">=</text:span></text:p>
          <text:p text:style-name="P12">?<text:span text:style-name="T2">Ω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.2cm" svg:y1="3.1cm" svg:x2="6.35cm" svg:y2="3.1cm">
          <text:p/>
        </draw:line>
        <draw:line draw:style-name="gr8" draw:text-style-name="P1" draw:layer="layout" svg:x1="3.88cm" svg:y1="0.281cm" svg:x2="3.88cm" svg:y2="0.904cm">
          <text:p/>
        </draw:line>
        <draw:line draw:style-name="gr8" draw:text-style-name="P1" draw:layer="layout" svg:x1="4.13cm" svg:y1="0.281cm" svg:x2="4.13cm" svg:y2="0.904cm">
          <text:p/>
        </draw:line>
        <draw:line draw:style-name="gr4" draw:text-style-name="P1" draw:layer="layout" svg:x1="4.13cm" svg:y1="0.6cm" svg:x2="5.13cm" svg:y2="0.6cm">
          <text:p/>
        </draw:line>
        <draw:custom-shape draw:style-name="gr16" draw:text-style-name="P5" draw:layer="layout" svg:width="1.5cm" svg:height="0.75cm" svg:x="3.273cm" svg:y="0.833cm">
          <text:p text:style-name="P2">?<text:span text:style-name="T2">F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37cm" svg:y1="0.281cm" svg:x2="5.437cm" svg:y2="0.904cm">
          <text:p/>
        </draw:line>
        <draw:line draw:style-name="gr8" draw:text-style-name="P1" draw:layer="layout" svg:x1="5.687cm" svg:y1="0.281cm" svg:x2="5.687cm" svg:y2="0.904cm">
          <text:p/>
        </draw:line>
        <draw:line draw:style-name="gr4" draw:text-style-name="P1" draw:layer="layout" svg:x1="5.687cm" svg:y1="0.6cm" svg:x2="6.33cm" svg:y2="0.6cm">
          <text:p/>
        </draw:line>
        <draw:line draw:style-name="gr6" draw:text-style-name="P1" draw:layer="layout" svg:x1="5.13cm" svg:y1="0.6cm" svg:x2="5.43cm" svg:y2="0.6cm">
          <text:p/>
        </draw:line>
        <draw:custom-shape draw:style-name="gr9" draw:text-style-name="P5" draw:layer="layout" svg:width="2.25cm" svg:height="0.75cm" svg:x="4.45cm" svg:y="0.85cm">
          <text:p text:style-name="P2"><text:span text:style-name="T2">47u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6.3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9T21:32:48.817000000</dc:date>
    <meta:editing-duration>PT1H50M7S</meta:editing-duration>
    <meta:editing-cycles>12</meta:editing-cycles>
    <meta:generator>LibreOffice/7.4.0.3$Windows_X86_64 LibreOffice_project/f85e47c08ddd19c015c0114a68350214f7066f5a</meta:generator>
    <meta:document-statistic meta:object-count="87"/>
  </office:meta>
</office:document-meta>
</file>